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Track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headline1">1. DOCUMENTATION (was README.org)</text:a></text:p>
          <text:p text:style-name="Contents_20_1"><text:a xlink:type="simple" xlink:href="#orgheadline2">2. INSTANCE LANDING PAGE (was Home + About)</text:a></text:p>
          <text:p text:style-name="Contents_20_1"><text:a xlink:type="simple" xlink:href="#orgheadline3">3. LOGIN, REGISTER, FORGOT PASSWORD PAGES</text:a></text:p>
          <text:p text:style-name="Contents_20_1"><text:a xlink:type="simple" xlink:href="#orgheadline4">4. OPERATOR PAGE (was Account)</text:a></text:p>
          <text:p text:style-name="Contents_20_1"><text:a xlink:type="simple" xlink:href="#orgheadline5">5. INSTITUTION PAGE (new page)</text:a></text:p>
          <text:p text:style-name="Contents_20_1"><text:a xlink:type="simple" xlink:href="#orgheadline6">6. PROJECT MANAGEMENT PAGE (was Admin)</text:a></text:p>
          <text:p text:style-name="Contents_20_1"><text:a xlink:type="simple" xlink:href="#orgheadline7">7. COLLECTION PAGE (was Dashboard)</text:a></text:p>
          <text:p text:style-name="Contents_20_1"><text:a xlink:type="simple" xlink:href="#orgheadline8">8. OTHER FEATURES</text:a></text:p>
        </text:index-body>
      </text:table-of-content>
      <text:p text:style-name="Text_20_body">Collect Earth Online Desired Features List:
</text:p>
      <text:h text:style-name="Heading_20_1" text:outline-level="1" text:is-list-header="false">
<text:bookmark-start text:name="OrgXref.orgheadline1"/>
<text:bookmark text:name="orgheadline1"/>DOCUMENTATION (was README.org)
<text:bookmark-end text:name="OrgXref.orgheadline1"/></text:h>
      <text:list text:style-name="OrgBulletedList" text:continue-numbering="false">
        <text:list-item>
          <text:p text:style-name="Text_20_body">Installation Instructions
</text:p>
        </text:list-item>
        <text:list-item>
          <text:p text:style-name="Text_20_body">Configuration and Launching
</text:p>
        </text:list-item>
        <text:list-item>
          <text:p text:style-name="Text_20_body">Developer Documentation
</text:p>
        </text:list-item>
        <text:list-item>
          <text:p text:style-name="Text_20_body">Reporting Bugs and Requesting Features
</text:p>
        </text:list-item>
        <text:list-item>
          <text:p text:style-name="Text_20_body">Tutorials and Demo
</text:p>
        </text:list-item>
        <text:list-item>
          <text:p text:style-name="Text_20_body">Licenses
</text:p>
        </text:list-item>
        <text:list-item>
          <text:p text:style-name="Text_20_body">Contacts
</text:p>
        </text:list-item>
      </text:list>
      <text:h text:style-name="Heading_20_1" text:outline-level="1" text:is-list-header="false">
<text:bookmark-start text:name="OrgXref.orgheadline2"/>
<text:bookmark text:name="orgheadline2"/>INSTANCE LANDING PAGE (was Home + About)
<text:bookmark-end text:name="OrgXref.orgheadline2"/></text:h>
      <text:list text:style-name="OrgBulletedList" text:continue-numbering="false">
        <text:list-item>
          <text:p text:style-name="Text_20_body">Logos
</text:p>
        </text:list-item>
        <text:list-item>
          <text:p text:style-name="Text_20_body">Navbar
</text:p>
        </text:list-item>
        <text:list-item>
          <text:p text:style-name="Text_20_body">Single Page Scrolling Style
</text:p>
        </text:list-item>
        <text:list-item>
          <text:p text:style-name="Text_20_body">Description of CEO
</text:p>
        </text:list-item>
        <text:list-item>
          <text:p text:style-name="Text_20_body">Featured Projects, Use Cases, and Past Applications
</text:p>
        </text:list-item>
        <text:list-item>
          <text:p text:style-name="Text_20_body">Public List of Institutions Sorted by Activity (Site Statistics)
</text:p>
        </text:list-item>
        <text:list-item>
          <text:p text:style-name="Text_20_body">Link to Tutorials (e.g., "Try Demo!")
</text:p>
        </text:list-item>
        <text:list-item>
          <text:p text:style-name="Text_20_body">Disclaimers
</text:p>
        </text:list-item>
      </text:list>
      <text:h text:style-name="Heading_20_1" text:outline-level="1" text:is-list-header="false">
<text:bookmark-start text:name="OrgXref.orgheadline3"/>
<text:bookmark text:name="orgheadline3"/>LOGIN, REGISTER, FORGOT PASSWORD PAGES
<text:bookmark-end text:name="OrgXref.orgheadline3"/></text:h>
      <text:list text:style-name="OrgBulletedList" text:continue-numbering="false">
        <text:list-item>
          <text:p text:style-name="Text_20_body">Facebook/Google/Linkedin Accounts
</text:p>
        </text:list-item>
        <text:list-item>
          <text:p text:style-name="Text_20_body">Email
</text:p>
        </text:list-item>
        <text:list-item>
          <text:p text:style-name="Text_20_body">Password
</text:p>
        </text:list-item>
        <text:list-item>
          <text:p text:style-name="Text_20_body">Automatically Add User to the Public Institution on First Registration
</text:p>
        </text:list-item>
        <text:list-item>
          <text:p text:style-name="Text_20_body">Affiliations (business, university, individual)
</text:p>
        </text:list-item>
        <text:list-item>
          <text:p text:style-name="Text_20_body">Avatar (<text:a xlink:type="simple" xlink:href="https://en.gravatar.com">https://en.gravatar.com</text:a>)
</text:p>
        </text:list-item>
        <text:list-item>
          <text:p text:style-name="Text_20_body">Capture IP Address On First Registration
</text:p>
        </text:list-item>
      </text:list>
      <text:h text:style-name="Heading_20_1" text:outline-level="1" text:is-list-header="false">
<text:bookmark-start text:name="OrgXref.orgheadline4"/>
<text:bookmark text:name="orgheadline4"/>OPERATOR PAGE (was Account)
<text:bookmark-end text:name="OrgXref.orgheadline4"/></text:h>
      <text:list text:style-name="OrgBulletedList" text:continue-numbering="false">
        <text:list-item>
          <text:p text:style-name="Text_20_body">Update Account Details:
</text:p>
          <text:list text:style-name="OrgBulletedList" text:continue-numbering="true">
            <text:list-item>
              <text:p text:style-name="Text_20_body">Facebook/Google/Linkedin Accounts
</text:p>
            </text:list-item>
            <text:list-item>
              <text:p text:style-name="Text_20_body">Email
</text:p>
            </text:list-item>
            <text:list-item>
              <text:p text:style-name="Text_20_body">Password
</text:p>
            </text:list-item>
            <text:list-item>
              <text:p text:style-name="Text_20_body">Avatar (<text:a xlink:type="simple" xlink:href="https://en.gravatar.com/">https://en.gravatar.com/</text:a>)
</text:p>
            </text:list-item>
          </text:list>
        </text:list-item>
        <text:list-item>
          <text:p text:style-name="Text_20_body">Operator Summary Statistics:
</text:p>
          <text:list text:style-name="OrgBulletedList" text:continue-numbering="true">
            <text:list-item>
              <text:p text:style-name="Text_20_body">Projects Worked on So Far (latest and time graph)
</text:p>
            </text:list-item>
            <text:list-item>
              <text:p text:style-name="Text_20_body">Plots Completed per Project
</text:p>
            </text:list-item>
            <text:list-item>
              <text:p text:style-name="Text_20_body">Plots Completed Total (latest and time graph)
</text:p>
            </text:list-item>
            <text:list-item>
              <text:p text:style-name="Text_20_body">Speed Score per Project
</text:p>
            </text:list-item>
            <text:list-item>
              <text:p text:style-name="Text_20_body">Speed Score Total (latest and time graph)
</text:p>
            </text:list-item>
            <text:list-item>
              <text:p text:style-name="Text_20_body">Accuracy Score per Project (based on the project's training data)
</text:p>
            </text:list-item>
            <text:list-item>
              <text:p text:style-name="Text_20_body">Accuracy Score Total (latest and time graph)
</text:p>
            </text:list-item>
          </text:list>
        </text:list-item>
        <text:list-item>
          <text:p text:style-name="Text_20_body">Project List: (click entries to jump to collection page)
</text:p>
          <text:list text:style-name="OrgBulletedList" text:continue-numbering="true">
            <text:list-item>
              <text:p text:style-name="Text_20_body">Public Projects (w/ featured projects highlighted)
</text:p>
            </text:list-item>
            <text:list-item>
              <text:p text:style-name="Text_20_body">Private Projects from Affiliated Institutions (label w/ institution)
</text:p>
            </text:list-item>
            <text:list-item>
              <text:p text:style-name="Text_20_body">Make New Project (redirect to project management page)
</text:p>
            </text:list-item>
          </text:list>
        </text:list-item>
      </text:list>
      <text:h text:style-name="Heading_20_1" text:outline-level="1" text:is-list-header="false">
<text:bookmark-start text:name="OrgXref.orgheadline5"/>
<text:bookmark text:name="orgheadline5"/>INSTITUTION PAGE (new page)
<text:bookmark-end text:name="OrgXref.orgheadline5"/></text:h>
      <text:list text:style-name="OrgBulletedList" text:continue-numbering="false">
        <text:list-item>
          <text:p text:style-name="Text_20_body">Institution Management:
</text:p>
          <text:list text:style-name="OrgBulletedList" text:continue-numbering="true">
            <text:list-item>
              <text:p text:style-name="Text_20_body">List of Affiliated Institutions (label with user or admin role)
</text:p>
            </text:list-item>
            <text:list-item>
              <text:p text:style-name="Text_20_body">Make New Institution
</text:p>
            </text:list-item>
          </text:list>
        </text:list-item>
        <text:list-item>
          <text:p text:style-name="Text_20_body">Show/Hide Information by Institution:
</text:p>
          <text:list text:style-name="OrgBulletedList" text:continue-numbering="true">
            <text:list-item>
              <text:p text:style-name="Text_20_body">Name
</text:p>
            </text:list-item>
            <text:list-item>
              <text:p text:style-name="Text_20_body">Logo
</text:p>
            </text:list-item>
            <text:list-item>
              <text:p text:style-name="Text_20_body">Description
</text:p>
            </text:list-item>
            <text:list-item>
              <text:p text:style-name="Text_20_body">Institution Summary Statistics:
</text:p>
              <text:list text:style-name="OrgBulletedList" text:continue-numbering="true">
                <text:list-item>
                  <text:p text:style-name="Text_20_body"># Users
</text:p>
                </text:list-item>
                <text:list-item>
                  <text:p text:style-name="Text_20_body"># Projects
</text:p>
                </text:list-item>
                <text:list-item>
                  <text:p text:style-name="Text_20_body">#/# Projects Active or Complete
</text:p>
                </text:list-item>
              </text:list>
            </text:list-item>
            <text:list-item>
              <text:p text:style-name="Text_20_body">User Management: (only if institution admin)
</text:p>
              <text:list text:style-name="OrgBulletedList" text:continue-numbering="true">
                <text:list-item>
                  <text:p text:style-name="Text_20_body">Affiliated Users (see and update user roles)
</text:p>
                </text:list-item>
                <text:list-item>
                  <text:p text:style-name="Text_20_body">Pending Affiliation Requests (see and approve)
</text:p>
                </text:list-item>
                <text:list-item>
                  <text:p text:style-name="Text_20_body">Invite Users
</text:p>
                </text:list-item>
                <text:list-item>
                  <text:p text:style-name="Text_20_body">Ban Users (see current list and add new banned users)
</text:p>
                </text:list-item>
              </text:list>
            </text:list-item>
            <text:list-item>
              <text:p text:style-name="Text_20_body">Project Management:
</text:p>
              <text:list text:style-name="OrgBulletedList" text:continue-numbering="true">
                <text:list-item>
                  <text:p text:style-name="Text_20_body">List All Projects (label as featured/public/private for everyone, update label if admin)
</text:p>
                </text:list-item>
                <text:list-item>
                  <text:p text:style-name="Text_20_body">List Users by Project (see and add/remove users if admin)
</text:p>
                </text:list-item>
              </text:list>
            </text:list-item>
            <text:list-item>
              <text:p text:style-name="Text_20_body">White Label Management:
</text:p>
              <text:list text:style-name="OrgBulletedList" text:continue-numbering="true">
                <text:list-item>
                  <text:p text:style-name="Text_20_body">Select from a list of landing page templates
</text:p>
                </text:list-item>
                <text:list-item>
                  <text:p text:style-name="Text_20_body">Customize the title, background image, logos, and text
</text:p>
                </text:list-item>
                <text:list-item>
                  <text:p text:style-name="Text_20_body">Associate this landing page with a unique URL suffix (fao -&gt; <text:a xlink:type="simple" xlink:href="http://ceo.sig-gis.com/fao">http://ceo.sig-gis.com/fao</text:a>)
</text:p>
                </text:list-item>
                <text:list-item>
                  <text:p text:style-name="Text_20_body">Add request affiliation button (redirects to login and sends request to institution page)
</text:p>
                </text:list-item>
              </text:list>
            </text:list-item>
            <text:list-item>
              <text:p text:style-name="Text_20_body">Image Servers:
</text:p>
              <text:list text:style-name="OrgBulletedList" text:continue-numbering="true">
                <text:list-item>
                  <text:p text:style-name="Text_20_body">List All WMS Feeds (see and update featured/public/private permissions if admin)
</text:p>
                </text:list-item>
              </text:list>
            </text:list-item>
            <text:list-item>
              <text:p text:style-name="Text_20_body">Social Media Integration:
</text:p>
              <text:list text:style-name="OrgBulletedList" text:continue-numbering="true">
                <text:list-item>
                  <text:p text:style-name="Text_20_body">Canned Tweets and Facebook posts with Institution Stats
</text:p>
                </text:list-item>
                <text:list-item>
                  <text:p text:style-name="Text_20_body">Automatically post to Twitter and Facebook when a new featured project is created
</text:p>
                </text:list-item>
              </text:list>
            </text:list-item>
          </text:list>
        </text:list-item>
      </text:list>
      <text:h text:style-name="Heading_20_1" text:outline-level="1" text:is-list-header="false">
<text:bookmark-start text:name="OrgXref.orgheadline6"/>
<text:bookmark text:name="orgheadline6"/>PROJECT MANAGEMENT PAGE (was Admin)
<text:bookmark-end text:name="OrgXref.orgheadline6"/></text:h>
      <text:list text:style-name="OrgBulletedList" text:continue-numbering="false">
        <text:list-item>
          <text:p text:style-name="Text_20_body">Design Project Mode:
</text:p>
          <text:list text:style-name="OrgNumberedList" text:continue-numbering="true">
            <text:list-item>
              <text:p text:style-name="Text_20_body">Specify Name and Description
</text:p>
            </text:list-item>
            <text:list-item>
              <text:p text:style-name="Text_20_body">Select AOI:
</text:p>
              <text:list text:style-name="OrgBulletedList" text:continue-numbering="true">
                <text:list-item>
                  <text:p text:style-name="Text_20_body">Click-and-Drag on the Map
</text:p>
                </text:list-item>
                <text:list-item>
                  <text:p text:style-name="Text_20_body">Type Name into Gazetteer (provide country boundaries to all users)
</text:p>
                </text:list-item>
                <text:list-item>
                  <text:p text:style-name="Text_20_body">Upload Polygon (CSV, KML, SHP, GeoJSON)
</text:p>
                </text:list-item>
                <text:list-item>
                  <text:p text:style-name="Text_20_body">Import Fusion Table ID 
</text:p>
                </text:list-item>
              </text:list>
            </text:list-item>
            <text:list-item>
              <text:p text:style-name="Text_20_body">Specify Record Attributes:
</text:p>
              <text:list text:style-name="OrgBulletedList" text:continue-numbering="true">
                <text:list-item>
                  <text:p text:style-name="Text_20_body">Spatial Distribution: (include tooltips)
</text:p>
                  <text:list text:style-name="OrgBulletedList" text:continue-numbering="true">
                    <text:list-item>
                      <text:p text:style-name="Text_20_body">Random
</text:p>
                      <text:list text:style-name="OrgBulletedList" text:continue-numbering="true">
                        <text:list-item>
                          <text:p text:style-name="Text_20_body">Plot Size (radius, width)
</text:p>
                        </text:list-item>
                        <text:list-item>
                          <text:p text:style-name="Text_20_body">Plot Shape (circle, square)
</text:p>
                        </text:list-item>
                        <text:list-item>
                          <text:p text:style-name="Text_20_body">Number of Plots
</text:p>
                        </text:list-item>
                        <text:list-item>
                          <text:p text:style-name="Text_20_body">Minimum Distance between Plots
</text:p>
                        </text:list-item>
                        <text:list-item>
                          <text:p text:style-name="Text_20_body">Minimum Distance from AOI Boundary
</text:p>
                        </text:list-item>
                      </text:list>
                    </text:list-item>
                    <text:list-item>
                      <text:p text:style-name="Text_20_body">Systematic/Tile Grid
</text:p>
                      <text:list text:style-name="OrgBulletedList" text:continue-numbering="true">
                        <text:list-item>
                          <text:p text:style-name="Text_20_body">Plot Size (radius, width, sample resolution)
</text:p>
                        </text:list-item>
                        <text:list-item>
                          <text:p text:style-name="Text_20_body">Plot Shape (circle, square, hexagon)
</text:p>
                        </text:list-item>
                        <text:list-item>
                          <text:p text:style-name="Text_20_body">Layout
</text:p>
                          <text:list text:style-name="OrgBulletedList" text:continue-numbering="true">
                            <text:list-item>
                              <text:p text:style-name="Text_20_body">Distance between Plot Centers
</text:p>
                            </text:list-item>
                            <text:list-item>
                              <text:p text:style-name="Text_20_body">Use Pre-Defined Grid (3x3, 5x5, 7x7, 9x9)
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Text_20_body">Import Locations (CSV, KML, SHP, GeoJSON) with centroid and shape attributes
</text:p>
                      <text:list text:style-name="OrgBulletedList" text:continue-numbering="true">
                        <text:list-item>
                          <text:p text:style-name="Text_20_body">Auto Generate AOI Boundary
</text:p>
                        </text:list-item>
                      </text:list>
                    </text:list-item>
                  </text:list>
                </text:list-item>
                <text:list-item>
                  <text:p text:style-name="Text_20_body">Validation Set Construction:
</text:p>
                  <text:list text:style-name="OrgBulletedList" text:continue-numbering="true">
                    <text:list-item>
                      <text:p text:style-name="Text_20_body">Assign Users to be Trainers for this Project
</text:p>
                    </text:list-item>
                    <text:list-item>
                      <text:p text:style-name="Text_20_body">Define % of Plots to Use (or Use All Completed Plots from the Assigned Trainers)
</text:p>
                    </text:list-item>
                    <text:list-item>
                      <text:p text:style-name="Text_20_body">Specify How Many Times to Sample Each Training Plot
</text:p>
                    </text:list-item>
                  </text:list>
                </text:list-item>
              </text:list>
            </text:list-item>
            <text:list-item>
              <text:p text:style-name="Text_20_body">Entity Level
</text:p>
              <text:list text:style-name="OrgBulletedList" text:continue-numbering="true">
                <text:list-item>
                  <text:p text:style-name="Text_20_body">Sample Data Collection Mode:
</text:p>
                  <text:list text:style-name="OrgBulletedList" text:continue-numbering="true">
                    <text:list-item>
                      <text:p text:style-name="Text_20_body">Spatial Distribution: (include tooltips)
</text:p>
                      <text:list text:style-name="OrgBulletedList" text:continue-numbering="true">
                        <text:list-item>
                          <text:p text:style-name="Text_20_body">No Sample Points (only show/modify record-level attributes)
</text:p>
                        </text:list-item>
                        <text:list-item>
                          <text:p text:style-name="Text_20_body">Single Center Point (DO WE NEED THIS?)
</text:p>
                        </text:list-item>
                        <text:list-item>
                          <text:p text:style-name="Text_20_body">Random
</text:p>
                          <text:list text:style-name="OrgBulletedList" text:continue-numbering="true">
                            <text:list-item>
                              <text:p text:style-name="Text_20_body">Sample Size (radius, width)
</text:p>
                            </text:list-item>
                            <text:list-item>
                              <text:p text:style-name="Text_20_body">Sample Shape (circle, square)
</text:p>
                            </text:list-item>
                            <text:list-item>
                              <text:p text:style-name="Text_20_body">Number of Samples
</text:p>
                            </text:list-item>
                            <text:list-item>
                              <text:p text:style-name="Text_20_body">Minimum Distance between Samples
</text:p>
                            </text:list-item>
                            <text:list-item>
                              <text:p text:style-name="Text_20_body">Minimum Distance from Plot Boundary
</text:p>
                            </text:list-item>
                          </text:list>
                        </text:list-item>
                        <text:list-item>
                          <text:p text:style-name="Text_20_body">Systematic/Tile Grid
</text:p>
                          <text:list text:style-name="OrgBulletedList" text:continue-numbering="true">
                            <text:list-item>
                              <text:p text:style-name="Text_20_body">Sample Size (radius, width, sample resolution)
</text:p>
                            </text:list-item>
                            <text:list-item>
                              <text:p text:style-name="Text_20_body">Sample Shape (circle, square, hexagon)
</text:p>
                            </text:list-item>
                            <text:list-item>
                              <text:p text:style-name="Text_20_body">Layout
</text:p>
                              <text:list text:style-name="OrgBulletedList" text:continue-numbering="true">
                                <text:list-item>
                                  <text:p text:style-name="Text_20_body">Distance between Sample Centers
</text:p>
                                </text:list-item>
                                <text:list-item>
                                  <text:p text:style-name="Text_20_body">Use Pre-Defined Grid (3x3, 5x5, 7x7, 9x9)
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Text_20_body">Import Locations (CSV, KML, SHP, GeoJSON) with centroid and shape attributes
</text:p>
                          <text:list text:style-name="OrgBulletedList" text:continue-numbering="true">
                            <text:list-item>
                              <text:p text:style-name="Text_20_body">Auto Generate Plot Boundary
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Text_20_body">Mapping Mode (User-Driven Object Identification):
</text:p>
                  <text:list text:style-name="OrgBulletedList" text:continue-numbering="true">
                    <text:list-item>
                      <text:p text:style-name="Text_20_body">Allowed Shapes:
</text:p>
                      <text:list text:style-name="OrgBulletedList" text:continue-numbering="true">
                        <text:list-item>
                          <text:p text:style-name="Text_20_body">Point
</text:p>
                        </text:list-item>
                        <text:list-item>
                          <text:p text:style-name="Text_20_body">Line
</text:p>
                        </text:list-item>
                        <text:list-item>
                          <text:p text:style-name="Text_20_body">Polygon
</text:p>
                        </text:list-item>
                      </text:list>
                    </text:list-item>
                  </text:list>
                </text:list-item>
                <text:list-item>
                  <text:p text:style-name="Text_20_body">Specify Attributes: (allow assigning shortcut keys to each attribute)
</text:p>
                  <text:list text:style-name="OrgBulletedList" text:continue-numbering="true">
                    <text:list-item>
                      <text:p text:style-name="Text_20_body">Land Cover (Single Attribute Assignment)
</text:p>
                    </text:list-item>
                    <text:list-item>
                      <text:p text:style-name="Text_20_body">Use Templates (e.g., Anderson LU/LC Categories)
</text:p>
                    </text:list-item>
                    <text:list-item>
                      <text:p text:style-name="Text_20_body">Use Collect Web (Multi-Attribute Assignment - <text:a xlink:type="simple" xlink:href="http://openforis.org/collect/editSurvey.htm">http://openforis.org/collect/editSurvey.htm</text:a>)
</text:p>
                    </text:list-item>
                  </text:list>
                </text:list-item>
              </text:list>
            </text:list-item>
            <text:list-item>
              <text:p text:style-name="Text_20_body">Select Basemap Imagery: (allow selecting multiple imagery sources per project)
</text:p>
              <text:list text:style-name="OrgBulletedList" text:continue-numbering="true">
                <text:list-item>
                  <text:p text:style-name="Text_20_body">Define Time Period
</text:p>
                </text:list-item>
                <text:list-item>
                  <text:p text:style-name="Text_20_body">Choose Data Source:
</text:p>
                  <text:list text:style-name="OrgBulletedList" text:continue-numbering="true">
                    <text:list-item>
                      <text:p text:style-name="Text_20_body">Google Maps
</text:p>
                    </text:list-item>
                    <text:list-item>
                      <text:p text:style-name="Text_20_body">Bing Maps
</text:p>
                    </text:list-item>
                    <text:list-item>
                      <text:p text:style-name="Text_20_body">Digital Globe (SEPAL project could fund if necessary and we could get a good deal)
</text:p>
                    </text:list-item>
                    <text:list-item>
                      <text:p text:style-name="Text_20_body">Yandex <text:a xlink:type="simple" xlink:href="https://tech.yandex.com/">https://tech.yandex.com/</text:a>
</text:p>
                    </text:list-item>
                    <text:list-item>
                      <text:p text:style-name="Text_20_body">Here <text:a xlink:type="simple" xlink:href="https://developer.here.com/">https://developer.here.com/</text:a>
</text:p>
                    </text:list-item>
                    <text:list-item>
                      <text:p text:style-name="Text_20_body">PlanetLabs
</text:p>
                    </text:list-item>
                    <text:list-item>
                      <text:p text:style-name="Text_20_body">Spot World Heritage (not sure if this exists as a served image collection or just download only)
</text:p>
                    </text:list-item>
                    <text:list-item>
                      <text:p text:style-name="Text_20_body">WMS Feeds (all public feeds + private feeds from affiliated institutions)
</text:p>
                    </text:list-item>
                    <text:list-item>
                      <text:p text:style-name="Text_20_body">Google Earth Engine Modules: (stored on EE Rest Server)
</text:p>
                      <text:list text:style-name="OrgBulletedList" text:continue-numbering="true">
                        <text:list-item>
                          <text:p text:style-name="Text_20_body">LANDSAT
</text:p>
                        </text:list-item>
                        <text:list-item>
                          <text:p text:style-name="Text_20_body">SENTINEL
</text:p>
                        </text:list-item>
                        <text:list-item>
                          <text:p text:style-name="Text_20_body">Custom Equations:
</text:p>
                          <text:list text:style-name="OrgBulletedList" text:continue-numbering="true">
                            <text:list-item>
                              <text:p text:style-name="Text_20_body">Search for changes between two images (i.e., dynamically produce difference layers)
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Text_20_body">Sepal Modules (stored on Sepal Rest Server)
</text:p>
                    </text:list-item>
                  </text:list>
                </text:list-item>
              </text:list>
            </text:list-item>
            <text:list-item>
              <text:p text:style-name="Text_20_body">Optionally Add GEE Panels to the Collection Interface: (scripts stored on EE Rest Server)
</text:p>
              <text:list text:style-name="OrgBulletedList" text:continue-numbering="true">
                <text:list-item>
                  <text:p text:style-name="Text_20_body">Charts:
</text:p>
                  <text:list text:style-name="OrgBulletedList" text:continue-numbering="true">
                    <text:list-item>
                      <text:p text:style-name="Text_20_body">Aggregate Panel
</text:p>
                    </text:list-item>
                  </text:list>
                </text:list-item>
                <text:list-item>
                  <text:p text:style-name="Text_20_body">Sample Statistics:
</text:p>
                  <text:list text:style-name="OrgBulletedList" text:continue-numbering="true">
                    <text:list-item>
                      <text:p text:style-name="Text_20_body">Min, Max, Median, Mean, Stddev, Variance
</text:p>
                    </text:list-item>
                  </text:list>
                </text:list-item>
                <text:list-item>
                  <text:p text:style-name="Text_20_body">Spawn Panel Button:
</text:p>
                  <text:list text:style-name="OrgBulletedList" text:continue-numbering="true">
                    <text:list-item>
                      <text:p text:style-name="Text_20_body">Selection of EE charts/Imagery (allow labeling panels as "Show in Other Window")
</text:p>
                    </text:list-item>
                  </text:list>
                </text:list-item>
              </text:list>
            </text:list-item>
            <text:list-item>
              <text:p text:style-name="Text_20_body">User Administration:
</text:p>
              <text:list text:style-name="OrgBulletedList" text:continue-numbering="true">
                <text:list-item>
                  <text:p text:style-name="Text_20_body">Possibility to pre-assign records to one or more operators (allow multiple users per record)
</text:p>
                </text:list-item>
              </text:list>
            </text:list-item>
          </text:list>
        </text:list-item>
        <text:list-item>
          <text:p text:style-name="Text_20_body">Review Project Mode:
</text:p>
          <text:list text:style-name="OrgBulletedList" text:continue-numbering="true">
            <text:list-item>
              <text:p text:style-name="Text_20_body">Show Name, Description, and AOI/Record/Entity/Imagery Assignments per Project
</text:p>
            </text:list-item>
            <text:list-item>
              <text:p text:style-name="Text_20_body">Project Summary Statistics:
</text:p>
              <text:list text:style-name="OrgBulletedList" text:continue-numbering="true">
                <text:list-item>
                  <text:p text:style-name="Text_20_body"># Users
</text:p>
                </text:list-item>
                <text:list-item>
                  <text:p text:style-name="Text_20_body">#/# and % Samples Completed
</text:p>
                </text:list-item>
                <text:list-item>
                  <text:p text:style-name="Text_20_body">Sampling Quality and Quantity by User
</text:p>
                </text:list-item>
                <text:list-item>
                  <text:p text:style-name="Text_20_body">Overall Quality Score
</text:p>
                </text:list-item>
              </text:list>
            </text:list-item>
            <text:list-item>
              <text:p text:style-name="Text_20_body">Download All Sample Data:
</text:p>
              <text:list text:style-name="OrgBulletedList" text:continue-numbering="true">
                <text:list-item>
                  <text:p text:style-name="Text_20_body">CSV
</text:p>
                </text:list-item>
                <text:list-item>
                  <text:p text:style-name="Text_20_body">KML
</text:p>
                </text:list-item>
                <text:list-item>
                  <text:p text:style-name="Text_20_body">GeoJSON
</text:p>
                </text:list-item>
                <text:list-item>
                  <text:p text:style-name="Text_20_body">Fusion Table
</text:p>
                </text:list-item>
                <text:list-item>
                  <text:p text:style-name="Text_20_body">SAIKU's database format (coordinate with Stefano)
</text:p>
                </text:list-item>
              </text:list>
            </text:list-item>
            <text:list-item>
              <text:p text:style-name="Text_20_body">Export Project as Schema and Data Files in Collect Mobile Format (coordinate with Stefano and Daniel)
</text:p>
            </text:list-item>
            <text:list-item>
              <text:p text:style-name="Text_20_body">Overview Maps: (use dropdown menu to select what plot value is shown)
</text:p>
              <text:list text:style-name="OrgBulletedList" text:continue-numbering="true">
                <text:list-item>
                  <text:p text:style-name="Text_20_body">Sampling Status (green = complete, yellow = partially complete, red = incomplete)
</text:p>
                </text:list-item>
                <text:list-item>
                  <text:p text:style-name="Text_20_body">Sample Values (pick an attribute and show its most commonly assigned value per plot)
</text:p>
                </text:list-item>
                <text:list-item>
                  <text:p text:style-name="Text_20_body">QA/QC Values (show user performance per plot)
</text:p>
                </text:list-item>
              </text:list>
            </text:list-item>
            <text:list-item>
              <text:p text:style-name="Text_20_body">Clone Project Button -&gt; Switch to Design Project Mode and Pre-populate Form Fields
</text:p>
            </text:list-item>
            <text:list-item>
              <text:p text:style-name="Text_20_body">Close Project Button -&gt; Disable Sampling
</text:p>
            </text:list-item>
            <text:list-item>
              <text:p text:style-name="Text_20_body">Delete Project Button -&gt; Archive Project
</text:p>
            </text:list-item>
            <text:list-item>
              <text:p text:style-name="Text_20_body">Import/Export Projects Buttons (to move them between instances)
</text:p>
            </text:list-item>
            <text:list-item>
              <text:p text:style-name="Text_20_body">Merge Project Button -&gt; Prompt for Second Project and Combine AOI, Records, Entities, Imagery, and Panels
</text:p>
            </text:list-item>
          </text:list>
        </text:list-item>
      </text:list>
      <text:h text:style-name="Heading_20_1" text:outline-level="1" text:is-list-header="false">
<text:bookmark-start text:name="OrgXref.orgheadline7"/>
<text:bookmark text:name="orgheadline7"/>COLLECTION PAGE (was Dashboard)
<text:bookmark-end text:name="OrgXref.orgheadline7"/></text:h>
      <text:list text:style-name="OrgBulletedList" text:continue-numbering="false">
        <text:list-item>
          <text:p text:style-name="Text_20_body">Minimize logos and navbar to a small single line at the top of the screen
</text:p>
        </text:list-item>
        <text:list-item>
          <text:p text:style-name="Text_20_body">Show Basemap Imagery w/ Attribution (including Date) and Standard Map Elements and Interactions
</text:p>
        </text:list-item>
        <text:list-item>
          <text:p text:style-name="Text_20_body">Show AOI Boundary, Plot Boundaries, and Sample Points
</text:p>
        </text:list-item>
        <text:list-item>
          <text:p text:style-name="Text_20_body">Sidebar: (float over a full screen map like in ecodash and surface-water tools)
</text:p>
          <text:list text:style-name="OrgBulletedList" text:continue-numbering="true">
            <text:list-item>
              <text:p text:style-name="Text_20_body">Assess Next Plot Button
</text:p>
            </text:list-item>
            <text:list-item>
              <text:p text:style-name="Text_20_body">No-Data for Plot Button (replaces Flag Plot As Bad)
</text:p>
            </text:list-item>
            <text:list-item>
              <text:p text:style-name="Text_20_body">Save Assignments
</text:p>
            </text:list-item>
            <text:list-item>
              <text:p text:style-name="Text_20_body">Do Later Button (persist attribute information entered thus far but mark plot as incomplete)
</text:p>
            </text:list-item>
            <text:list-item>
              <text:p text:style-name="Text_20_body">Quit Button
</text:p>
            </text:list-item>
            <text:list-item>
              <text:p text:style-name="Text_20_body">Render Record Level Attributes as Form Fields (use tabs if too much info)
</text:p>
            </text:list-item>
            <text:list-item>
              <text:p text:style-name="Text_20_body">Render Sample Level Attributes as Form Fields (use tabs if too much info)
</text:p>
            </text:list-item>
            <text:list-item>
              <text:p text:style-name="Text_20_body">Enable (and Show) Shortcut Keys
</text:p>
            </text:list-item>
            <text:list-item>
              <text:p text:style-name="Text_20_body">Toggle Basemap Imagery (use radio buttons)
</text:p>
            </text:list-item>
            <text:list-item>
              <text:p text:style-name="Text_20_body">Button to Push Current Plot and Sample Points to Google Earth KML Server
</text:p>
            </text:list-item>
            <text:list-item>
              <text:p text:style-name="Text_20_body">Show Selected EE Panels (use tabs if too much info)
</text:p>
            </text:list-item>
            <text:list-item>
              <text:p text:style-name="Text_20_body">Button to Open a New Window Containing Extra EE Panels
</text:p>
            </text:list-item>
            <text:list-item>
              <text:p text:style-name="Text_20_body">User Timer (count up)
</text:p>
            </text:list-item>
            <text:list-item>
              <text:p text:style-name="Text_20_body">User Statistics:
</text:p>
              <text:list text:style-name="OrgBulletedList" text:continue-numbering="true">
                <text:list-item>
                  <text:p text:style-name="Text_20_body">#/# and % Plots Completed
</text:p>
                </text:list-item>
                <text:list-item>
                  <text:p text:style-name="Text_20_body">Current Accuracy Score (based on the project's training data)
</text:p>
                </text:list-item>
              </text:list>
            </text:list-item>
            <text:list-item>
              <text:p text:style-name="Text_20_body">Go back to old plots:
</text:p>
              <text:list text:style-name="OrgBulletedList" text:continue-numbering="true">
                <text:list-item>
                  <text:p text:style-name="Text_20_body">Choose from a Record History List (include Record ID)
</text:p>
                </text:list-item>
                <text:list-item>
                  <text:p text:style-name="Text_20_body">Dynamically Show Completed Plots in the Map Interface and Allow Click Selection
</text:p>
                </text:list-item>
              </text:list>
            </text:list-item>
            <text:list-item>
              <text:p text:style-name="Text_20_body">Heads Up Digitizing of Points, Lines, and Polygons
</text:p>
            </text:list-item>
          </text:list>
        </text:list-item>
      </text:list>
      <text:h text:style-name="Heading_20_1" text:outline-level="1" text:is-list-header="false">
<text:bookmark-start text:name="OrgXref.orgheadline8"/>
<text:bookmark text:name="orgheadline8"/>OTHER FEATURES
<text:bookmark-end text:name="OrgXref.orgheadline8"/></text:h>
      <text:list text:style-name="OrgBulletedList" text:continue-numbering="false">
        <text:list-item>
          <text:p text:style-name="Text_20_body">Installer for ready to run Collect Earth Online (InstallBuilder)
</text:p>
        </text:list-item>
        <text:list-item>
          <text:p text:style-name="Text_20_body">Google Earth Network Link
</text:p>
        </text:list-item>
        <text:list-item>
          <text:p text:style-name="Text_20_body">Street View Integration
</text:p>
        </text:list-item>
        <text:list-item>
          <text:p text:style-name="Text_20_body">Mobile CSS styles
</text:p>
        </text:list-item>
        <text:list-item>
          <text:p text:style-name="Text_20_body">Public CEO API (?)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racker</dc:creator>
    <meta:initial-creator>Tracker</meta:initial-creator>
    <dc:date>2016-11-20T21:42:36</dc:date>
    <meta:creation-date>2016-11-20T21:42:36</meta:creation-date>
    <meta:generator>Emacs 25.1.1 (Org mode 8.3.6)</meta:generator>
    <meta:keyword/>
    <dc:subject/>
    <dc:title/>
  </office:meta>
</office:document-meta>
</file>